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xmlns:tableooo="http://openoffice.org/2009/table" xmlns:css3t="http://www.w3.org/TR/css3-text/">
  <office:scripts/>
  <office:font-face-decls/>
  <office:automatic-styles/>
  <office:body>
    <office:spreadsheet>
      <text:variable-decls/>
      <text:user-field-decls/>
      <table:table table:name="Fournisseur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Nom Fournisseur</text:p>
          </table:table-cell>
          <table:table-cell office:value-type="string">
            <text:p>TVA INTRA</text:p>
          </table:table-cell>
          <table:table-cell office:value-type="string">
            <text:p>SIRET</text:p>
          </table:table-cell>
          <table:table-cell office:value-type="string">
            <text:p>SIREN</text:p>
          </table:table-cell>
          <table:table-cell office:value-type="string">
            <text:p>IBAN</text:p>
          </table:table-cell>
          <table:table-cell office:value-type="string">
            <text:p>Adresse 1</text:p>
          </table:table-cell>
          <table:table-cell office:value-type="string">
            <text:p>Adresse 2</text:p>
          </table:table-cell>
          <table:table-cell office:value-type="string">
            <text:p>CP</text:p>
          </table:table-cell>
          <table:table-cell office:value-type="string">
            <text:p>VILLE</text:p>
          </table:table-cell>
          <table:table-cell office:value-type="string">
            <text:p>TYPOLOGIE</text:p>
          </table:table-cell>
          <table:table-cell office:value-type="string">
            <text:p>TYPE</text:p>
          </table:table-cell>
        </table:table-row>
        <table:table-row>
          <table:table-cell office:value-type="string">
            <text:p>OVH</text:p>
          </table:table-cell>
          <table:table-cell office:value-type="string">
            <text:p>FR22424761419</text:p>
          </table:table-cell>
          <table:table-cell office:value-type="string">
            <text:p>42476141900045</text:p>
          </table:table-cell>
          <table:table-cell office:value-type="string">
            <text:p>424761419</text:p>
          </table:table-cell>
          <table:table-cell office:value-type="string">
            <text:p>FR1234567891</text:p>
          </table:table-cell>
          <table:table-cell office:value-type="string">
            <text:p>2 rue kellermann</text:p>
          </table:table-cell>
          <table:table-cell office:value-type="string">
            <text:p>BP 80157</text:p>
          </table:table-cell>
          <table:table-cell office:value-type="string">
            <text:p>59053</text:p>
          </table:table-cell>
          <table:table-cell office:value-type="string">
            <text:p>ROUBAIX CEDEX 1</text:p>
          </table:table-cell>
          <table:table-cell office:value-type="string">
            <text:p/>
          </table:table-cell>
          <table:table-cell office:value-type="string">
            <text:p>supplier</text:p>
          </table:table-cell>
        </table:table-row>
        <table:table-row>
          <table:table-cell office:value-type="string">
            <text:p>Indigo</text:p>
          </table:table-cell>
          <table:table-cell office:value-type="string">
            <text:p>BE0423164280</text:p>
          </table:table-cell>
          <table:table-cell office:value-type="string">
            <text:p>123</text:p>
          </table:table-cell>
          <table:table-cell office:value-type="string">
            <text:p>123</text:p>
          </table:table-cell>
          <table:table-cell office:value-type="string">
            <text:p/>
          </table:table-cell>
          <table:table-cell office:value-type="string">
            <text:p>RSH Logisitc</text:p>
          </table:table-cell>
          <table:table-cell office:value-type="string">
            <text:p/>
          </table:table-cell>
          <table:table-cell office:value-type="string">
            <text:p>7110</text:p>
          </table:table-cell>
          <table:table-cell office:value-type="string">
            <text:p>Houdeng</text:p>
          </table:table-cell>
          <table:table-cell office:value-type="string">
            <text:p/>
          </table:table-cell>
          <table:table-cell office:value-type="string">
            <text:p>supplier</text:p>
          </table:table-cell>
        </table:table-row>
        <table:table-row>
          <table:table-cell office:value-type="string">
            <text:p>TESTa</text:p>
          </table:table-cell>
          <table:table-cell office:value-type="string">
            <text:p>FR03552081317</text:p>
          </table:table-cell>
          <table:table-cell office:value-type="string">
            <text:p>12345678</text:p>
          </table:table-cell>
          <table:table-cell office:value-type="string">
            <text:p>1123456789</text:p>
          </table:table-cell>
          <table:table-cell office:value-type="string">
            <text:p>FR25</text:p>
          </table:table-cell>
          <table:table-cell office:value-type="string">
            <text:p>49 avenue charles de gaulle</text:p>
          </table:table-cell>
          <table:table-cell office:value-type="string">
            <text:p/>
          </table:table-cell>
          <table:table-cell office:value-type="string">
            <text:p>84130</text:p>
          </table:table-cell>
          <table:table-cell office:value-type="string">
            <text:p>Le Pontet</text:p>
          </table:table-cell>
          <table:table-cell office:value-type="string">
            <text:p/>
          </table:table-cell>
          <table:table-cell office:value-type="string">
            <text:p>supplier</text:p>
          </table:table-cell>
        </table:table-row>
        <table:table-row>
          <table:table-cell office:value-type="string">
            <text:p>Barthelemy</text:p>
          </table:table-cell>
          <table:table-cell office:value-type="string">
            <text:p>FR83632629282</text:p>
          </table:table-cell>
          <table:table-cell office:value-type="string">
            <text:p>63262028200020</text:p>
          </table:table-cell>
          <table:table-cell office:value-type="string">
            <text:p>632620282</text:p>
          </table:table-cell>
          <table:table-cell office:value-type="string">
            <text:p/>
          </table:table-cell>
          <table:table-cell office:value-type="string">
            <text:p>19 Place de l'Horloge</text:p>
          </table:table-cell>
          <table:table-cell office:value-type="string">
            <text:p>nan</text:p>
          </table:table-cell>
          <table:table-cell office:value-type="string">
            <text:p>84000</text:p>
          </table:table-cell>
          <table:table-cell office:value-type="string">
            <text:p>Avignon</text:p>
          </table:table-cell>
          <table:table-cell office:value-type="string">
            <text:p>None</text:p>
          </table:table-cell>
          <table:table-cell office:value-type="string">
            <text:p>supplier</text:p>
          </table:table-cell>
        </table:table-row>
        <table:table-row>
          <table:table-cell office:value-type="string">
            <text:p>Edenred France</text:p>
          </table:table-cell>
          <table:table-cell office:value-type="string">
            <text:p>FR13393365135</text:p>
          </table:table-cell>
          <table:table-cell office:value-type="string">
            <text:p>39336513500358</text:p>
          </table:table-cell>
          <table:table-cell office:value-type="string">
            <text:p>393365135</text:p>
          </table:table-cell>
          <table:table-cell office:value-type="string">
            <text:p/>
          </table:table-cell>
          <table:table-cell office:value-type="string">
            <text:p>166-180, boulevard Gabriel Péri</text:p>
          </table:table-cell>
          <table:table-cell office:value-type="string">
            <text:p>nan</text:p>
          </table:table-cell>
          <table:table-cell office:value-type="string">
            <text:p>92245</text:p>
          </table:table-cell>
          <table:table-cell office:value-type="string">
            <text:p>MALAKOFF CEDEX</text:p>
          </table:table-cell>
          <table:table-cell office:value-type="string">
            <text:p>None</text:p>
          </table:table-cell>
          <table:table-cell office:value-type="string">
            <text:p>supplier</text:p>
          </table:table-cell>
        </table:table-row>
        <table:table-row>
          <table:table-cell office:value-type="string">
            <text:p>SFR</text:p>
          </table:table-cell>
          <table:table-cell office:value-type="string">
            <text:p>FR71343059564</text:p>
          </table:table-cell>
          <table:table-cell office:value-type="string">
            <text:p>34305956400959</text:p>
          </table:table-cell>
          <table:table-cell office:value-type="string">
            <text:p>343059564</text:p>
          </table:table-cell>
          <table:table-cell office:value-type="string">
            <text:p/>
          </table:table-cell>
          <table:table-cell office:value-type="string">
            <text:p>16 rue du Général Alain de Boissieu</text:p>
          </table:table-cell>
          <table:table-cell office:value-type="string">
            <text:p>nan</text:p>
          </table:table-cell>
          <table:table-cell office:value-type="string">
            <text:p>75015</text:p>
          </table:table-cell>
          <table:table-cell office:value-type="string">
            <text:p>Paris</text:p>
          </table:table-cell>
          <table:table-cell office:value-type="string">
            <text:p>None</text:p>
          </table:table-cell>
          <table:table-cell office:value-type="string">
            <text:p>supplier</text:p>
          </table:table-cell>
        </table:table-row>
        <table:table-row>
          <table:table-cell office:value-type="string">
            <text:p>Coriolis</text:p>
          </table:table-cell>
          <table:table-cell office:value-type="string">
            <text:p>FR86419735741</text:p>
          </table:table-cell>
          <table:table-cell office:value-type="string">
            <text:p>nan</text:p>
          </table:table-cell>
          <table:table-cell office:value-type="string">
            <text:p>419735741</text:p>
          </table:table-cell>
          <table:table-cell office:value-type="string">
            <text:p/>
          </table:table-cell>
          <table:table-cell office:value-type="string">
            <text:p>2 Rue du Capitaine Scott</text:p>
          </table:table-cell>
          <table:table-cell office:value-type="string">
            <text:p>nan</text:p>
          </table:table-cell>
          <table:table-cell office:value-type="string">
            <text:p>75015</text:p>
          </table:table-cell>
          <table:table-cell office:value-type="string">
            <text:p>Paris</text:p>
          </table:table-cell>
          <table:table-cell office:value-type="string">
            <text:p>nan</text:p>
          </table:table-cell>
          <table:table-cell office:value-type="string">
            <text:p>supplier</text:p>
          </table:table-cell>
        </table:table-row>
        <table:table-row>
          <table:table-cell office:value-type="string">
            <text:p>THOP</text:p>
          </table:table-cell>
          <table:table-cell office:value-type="string">
            <text:p>FR60402109151</text:p>
          </table:table-cell>
          <table:table-cell office:value-type="string">
            <text:p>nan</text:p>
          </table:table-cell>
          <table:table-cell office:value-type="string">
            <text:p>402109151</text:p>
          </table:table-cell>
          <table:table-cell office:value-type="string">
            <text:p/>
          </table:table-cell>
          <table:table-cell office:value-type="string">
            <text:p>425 rue de Grignon</text:p>
          </table:table-cell>
          <table:table-cell office:value-type="string">
            <text:p>nan</text:p>
          </table:table-cell>
          <table:table-cell office:value-type="string">
            <text:p>78450</text:p>
          </table:table-cell>
          <table:table-cell office:value-type="string">
            <text:p>CHAVENAY</text:p>
          </table:table-cell>
          <table:table-cell office:value-type="string">
            <text:p>nan</text:p>
          </table:table-cell>
          <table:table-cell office:value-type="string">
            <text:p>supplier</text:p>
          </table:table-cell>
        </table:table-row>
        <table:table-row>
          <table:table-cell office:value-type="string">
            <text:p>Free Mobile</text:p>
          </table:table-cell>
          <table:table-cell office:value-type="string">
            <text:p>FR25499247138</text:p>
          </table:table-cell>
          <table:table-cell office:value-type="string">
            <text:p>4992471380002</text:p>
          </table:table-cell>
          <table:table-cell office:value-type="string">
            <text:p>499247138</text:p>
          </table:table-cell>
          <table:table-cell office:value-type="string">
            <text:p/>
          </table:table-cell>
          <table:table-cell office:value-type="string">
            <text:p>16 Rue de la Ville l’Evêque</text:p>
          </table:table-cell>
          <table:table-cell office:value-type="string">
            <text:p>nan</text:p>
          </table:table-cell>
          <table:table-cell office:value-type="string">
            <text:p>75008</text:p>
          </table:table-cell>
          <table:table-cell office:value-type="string">
            <text:p>Paris</text:p>
          </table:table-cell>
          <table:table-cell office:value-type="string">
            <text:p>None</text:p>
          </table:table-cell>
          <table:table-cell office:value-type="string">
            <text:p>supplier</text:p>
          </table:table-cell>
        </table:table-row>
        <table:table-row>
          <table:table-cell office:value-type="string">
            <text:p>Dell Southern Europe</text:p>
          </table:table-cell>
          <table:table-cell office:value-type="string">
            <text:p>FR20351528229</text:p>
          </table:table-cell>
          <table:table-cell office:value-type="string">
            <text:p>35152822900088</text:p>
          </table:table-cell>
          <table:table-cell office:value-type="string">
            <text:p>351528229</text:p>
          </table:table-cell>
          <table:table-cell office:value-type="string">
            <text:p/>
          </table:table-cell>
          <table:table-cell office:value-type="string">
            <text:p>TSA 31002</text:p>
          </table:table-cell>
          <table:table-cell office:value-type="string">
            <text:p>nan</text:p>
          </table:table-cell>
          <table:table-cell office:value-type="string">
            <text:p>34938</text:p>
          </table:table-cell>
          <table:table-cell office:value-type="string">
            <text:p>Montpellier cedex 9</text:p>
          </table:table-cell>
          <table:table-cell office:value-type="string">
            <text:p>None</text:p>
          </table:table-cell>
          <table:table-cell office:value-type="string">
            <text:p>supplier</text:p>
          </table:table-cell>
        </table:table-row>
        <table:table-row>
          <table:table-cell office:value-type="string">
            <text:p>SECAB</text:p>
          </table:table-cell>
          <table:table-cell office:value-type="string">
            <text:p>FR10334100559</text:p>
          </table:table-cell>
          <table:table-cell office:value-type="string">
            <text:p>33410055900163</text:p>
          </table:table-cell>
          <table:table-cell office:value-type="string">
            <text:p>334100559</text:p>
          </table:table-cell>
          <table:table-cell office:value-type="string">
            <text:p/>
          </table:table-cell>
          <table:table-cell office:value-type="string">
            <text:p>32 Avenue Charles de Gaulle</text:p>
          </table:table-cell>
          <table:table-cell office:value-type="string">
            <text:p>nan</text:p>
          </table:table-cell>
          <table:table-cell office:value-type="string">
            <text:p>84130</text:p>
          </table:table-cell>
          <table:table-cell office:value-type="string">
            <text:p>LE PONTET</text:p>
          </table:table-cell>
          <table:table-cell office:value-type="string">
            <text:p>None</text:p>
          </table:table-cell>
          <table:table-cell office:value-type="string">
            <text:p>supplier</text:p>
          </table:table-cell>
        </table:table-row>
        <table:table-row>
          <table:table-cell office:value-type="string">
            <text:p>Groupe PulseHeberg</text:p>
          </table:table-cell>
          <table:table-cell office:value-type="string">
            <text:p>FR47791715790</text:p>
          </table:table-cell>
          <table:table-cell office:value-type="string">
            <text:p>79171579000022</text:p>
          </table:table-cell>
          <table:table-cell office:value-type="string">
            <text:p>791715790</text:p>
          </table:table-cell>
          <table:table-cell office:value-type="string">
            <text:p/>
          </table:table-cell>
          <table:table-cell office:value-type="string">
            <text:p>55 avenue des champs Pierreux</text:p>
          </table:table-cell>
          <table:table-cell office:value-type="string">
            <text:p>nan</text:p>
          </table:table-cell>
          <table:table-cell office:value-type="string">
            <text:p>92012</text:p>
          </table:table-cell>
          <table:table-cell office:value-type="string">
            <text:p>Nanterre Cedex</text:p>
          </table:table-cell>
          <table:table-cell office:value-type="string">
            <text:p>None</text:p>
          </table:table-cell>
          <table:table-cell office:value-type="string">
            <text:p>supplier</text:p>
          </table:table-cell>
        </table:table-row>
        <table:table-row>
          <table:table-cell office:value-type="string">
            <text:p>Côte d’azur SSR</text:p>
          </table:table-cell>
          <table:table-cell office:value-type="string">
            <text:p>FR15739501229</text:p>
          </table:table-cell>
          <table:table-cell office:value-type="string">
            <text:p>73950122900010</text:p>
          </table:table-cell>
          <table:table-cell office:value-type="string">
            <text:p>739501229</text:p>
          </table:table-cell>
          <table:table-cell office:value-type="string">
            <text:p/>
          </table:table-cell>
          <table:table-cell office:value-type="string">
            <text:p>590 Boulevard de la Marine</text:p>
          </table:table-cell>
          <table:table-cell office:value-type="string">
            <text:p>nan</text:p>
          </table:table-cell>
          <table:table-cell office:value-type="string">
            <text:p>83407</text:p>
          </table:table-cell>
          <table:table-cell office:value-type="string">
            <text:p>Hyeres</text:p>
          </table:table-cell>
          <table:table-cell office:value-type="string">
            <text:p>10</text:p>
          </table:table-cell>
          <table:table-cell office:value-type="string">
            <text:p>supplier</text:p>
          </table:table-cell>
        </table:table-row>
        <table:table-row>
          <table:table-cell office:value-type="string">
            <text:p>BULEX Service</text:p>
          </table:table-cell>
          <table:table-cell office:value-type="string">
            <text:p>BE0838048920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/>
          </table:table-cell>
          <table:table-cell office:value-type="string">
            <text:p>Goldon Hopesttaat, </text:p>
          </table:table-cell>
          <table:table-cell office:value-type="string">
            <text:p>Rue Golden Hope</text:p>
          </table:table-cell>
          <table:table-cell office:value-type="string">
            <text:p>01620</text:p>
          </table:table-cell>
          <table:table-cell office:value-type="string">
            <text:p>Drogenbos</text:p>
          </table:table-cell>
          <table:table-cell office:value-type="string">
            <text:p>None</text:p>
          </table:table-cell>
          <table:table-cell office:value-type="string">
            <text:p>supplier</text:p>
          </table:table-cell>
        </table:table-row>
        <table:table-row>
          <table:table-cell office:value-type="string">
            <text:p>Orange</text:p>
          </table:table-cell>
          <table:table-cell office:value-type="string">
            <text:p>FR89380129866</text:p>
          </table:table-cell>
          <table:table-cell office:value-type="string">
            <text:p>38012986646850</text:p>
          </table:table-cell>
          <table:table-cell office:value-type="string">
            <text:p>380129866</text:p>
          </table:table-cell>
          <table:table-cell office:value-type="string">
            <text:p/>
          </table:table-cell>
          <table:table-cell office:value-type="string">
            <text:p>78 rue Olivier de Serres</text:p>
          </table:table-cell>
          <table:table-cell office:value-type="string">
            <text:p>nan</text:p>
          </table:table-cell>
          <table:table-cell office:value-type="string">
            <text:p>75015</text:p>
          </table:table-cell>
          <table:table-cell office:value-type="string">
            <text:p>PARIS</text:p>
          </table:table-cell>
          <table:table-cell office:value-type="string">
            <text:p>5</text:p>
          </table:table-cell>
          <table:table-cell office:value-type="string">
            <text:p>client</text:p>
          </table:table-cell>
        </table:table-row>
        <table:table-row>
          <table:table-cell office:value-type="string">
            <text:p>Bosch</text:p>
          </table:table-cell>
          <table:table-cell office:value-type="string">
            <text:p>BE0403598687</text:p>
          </table:table-cell>
          <table:table-cell office:value-type="string">
            <text:p>123</text:p>
          </table:table-cell>
          <table:table-cell office:value-type="string">
            <text:p>123</text:p>
          </table:table-cell>
          <table:table-cell office:value-type="string">
            <text:p>FR1234567891</text:p>
          </table:table-cell>
          <table:table-cell office:value-type="string">
            <text:p>Zandvoortstraat 47</text:p>
          </table:table-cell>
          <table:table-cell office:value-type="string">
            <text:p/>
          </table:table-cell>
          <table:table-cell office:value-type="string">
            <text:p>2800</text:p>
          </table:table-cell>
          <table:table-cell office:value-type="string">
            <text:p>Mechelen</text:p>
          </table:table-cell>
          <table:table-cell office:value-type="string">
            <text:p/>
          </table:table-cell>
          <table:table-cell office:value-type="string">
            <text:p>supplier</text:p>
          </table:table-cell>
        </table:table-row>
        <table:table-row>
          <table:table-cell office:value-type="string">
            <text:p>Dab PUMPS</text:p>
          </table:table-cell>
          <table:table-cell office:value-type="string">
            <text:p>BE0464287530</text:p>
          </table:table-cell>
          <table:table-cell office:value-type="string">
            <text:p>123</text:p>
          </table:table-cell>
          <table:table-cell office:value-type="string">
            <text:p>123</text:p>
          </table:table-cell>
          <table:table-cell office:value-type="string">
            <text:p>FR1234567891</text:p>
          </table:table-cell>
          <table:table-cell office:value-type="string">
            <text:p>Hofveld6C1</text:p>
          </table:table-cell>
          <table:table-cell office:value-type="string">
            <text:p/>
          </table:table-cell>
          <table:table-cell office:value-type="string">
            <text:p>1702</text:p>
          </table:table-cell>
          <table:table-cell office:value-type="string">
            <text:p>GROOT-BIJGAARDEN</text:p>
          </table:table-cell>
          <table:table-cell office:value-type="string">
            <text:p/>
          </table:table-cell>
          <table:table-cell office:value-type="string">
            <text:p>supplier</text:p>
          </table:table-cell>
        </table:table-row>
        <table:table-row>
          <table:table-cell office:value-type="string">
            <text:p>Ariston</text:p>
          </table:table-cell>
          <table:table-cell office:value-type="string">
            <text:p>BE0463518755</text:p>
          </table:table-cell>
          <table:table-cell office:value-type="string">
            <text:p>123</text:p>
          </table:table-cell>
          <table:table-cell office:value-type="string">
            <text:p>123</text:p>
          </table:table-cell>
          <table:table-cell office:value-type="string">
            <text:p>FR123456789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supplier</text:p>
          </table:table-cell>
        </table:table-row>
        <table:table-row>
          <table:table-cell office:value-type="string">
            <text:p>N.V. VAILLANT S.A.</text:p>
          </table:table-cell>
          <table:table-cell office:value-type="string">
            <text:p>BE0401874760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FR1234567891</text:p>
          </table:table-cell>
          <table:table-cell office:value-type="string">
            <text:p>15 rue Golden Hopestraat</text:p>
          </table:table-cell>
          <table:table-cell office:value-type="string">
            <text:p>nan</text:p>
          </table:table-cell>
          <table:table-cell office:value-type="string">
            <text:p>01620</text:p>
          </table:table-cell>
          <table:table-cell office:value-type="string">
            <text:p>DROGENBOS</text:p>
          </table:table-cell>
          <table:table-cell office:value-type="string">
            <text:p/>
          </table:table-cell>
          <table:table-cell office:value-type="string">
            <text:p>supplier</text:p>
          </table:table-cell>
        </table:table-row>
        <table:table-row>
          <table:table-cell office:value-type="string">
            <text:p>NV Solucious SA</text:p>
          </table:table-cell>
          <table:table-cell office:value-type="string">
            <text:p>BE0448692207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/>
          </table:table-cell>
          <table:table-cell office:value-type="string">
            <text:p>196 Edingensesteenweg</text:p>
          </table:table-cell>
          <table:table-cell office:value-type="string">
            <text:p>nan</text:p>
          </table:table-cell>
          <table:table-cell office:value-type="string">
            <text:p>01500</text:p>
          </table:table-cell>
          <table:table-cell office:value-type="string">
            <text:p>HALLE</text:p>
          </table:table-cell>
          <table:table-cell office:value-type="string">
            <text:p/>
          </table:table-cell>
          <table:table-cell office:value-type="string">
            <text:p>supplier</text:p>
          </table:table-cell>
        </table:table-row>
        <table:table-row>
          <table:table-cell office:value-type="string">
            <text:p>STOSA</text:p>
          </table:table-cell>
          <table:table-cell office:value-type="string">
            <text:p>04494400486</text:p>
          </table:table-cell>
          <table:table-cell office:value-type="string">
            <text:p>72800527</text:p>
          </table:table-cell>
          <table:table-cell office:value-type="string">
            <text:p>nan</text:p>
          </table:table-cell>
          <table:table-cell office:value-type="string">
            <text:p/>
          </table:table-cell>
          <table:table-cell office:value-type="string">
            <text:p>1 Via Cristoforo Colombo</text:p>
          </table:table-cell>
          <table:table-cell office:value-type="string">
            <text:p>nan</text:p>
          </table:table-cell>
          <table:table-cell office:value-type="string">
            <text:p>50021</text:p>
          </table:table-cell>
          <table:table-cell office:value-type="string">
            <text:p>Barberino Val d’elsa</text:p>
          </table:table-cell>
          <table:table-cell office:value-type="string">
            <text:p/>
          </table:table-cell>
          <table:table-cell office:value-type="string">
            <text:p>supplier</text:p>
          </table:table-cell>
        </table:table-row>
        <table:table-row>
          <table:table-cell office:value-type="string">
            <text:p>Remeha</text:p>
          </table:table-cell>
          <table:table-cell office:value-type="string">
            <text:p>BE0403649563</text:p>
          </table:table-cell>
          <table:table-cell office:value-type="string">
            <text:p>123</text:p>
          </table:table-cell>
          <table:table-cell office:value-type="string">
            <text:p>123</text:p>
          </table:table-cell>
          <table:table-cell office:value-type="string">
            <text:p>FR1234567891</text:p>
          </table:table-cell>
          <table:table-cell office:value-type="string">
            <text:p>Koralenhoeve 10</text:p>
          </table:table-cell>
          <table:table-cell office:value-type="string">
            <text:p/>
          </table:table-cell>
          <table:table-cell office:value-type="string">
            <text:p>2160</text:p>
          </table:table-cell>
          <table:table-cell office:value-type="string">
            <text:p>Wommelgem</text:p>
          </table:table-cell>
          <table:table-cell office:value-type="string">
            <text:p/>
          </table:table-cell>
          <table:table-cell office:value-type="string">
            <text:p>supplier</text:p>
          </table:table-cell>
        </table:table-row>
        <table:table-row>
          <table:table-cell office:value-type="string">
            <text:p>Ingesoft</text:p>
          </table:table-cell>
          <table:table-cell office:value-type="string">
            <text:p>FR</text:p>
          </table:table-cell>
          <table:table-cell office:value-type="string">
            <text:p>123</text:p>
          </table:table-cell>
          <table:table-cell office:value-type="string">
            <text:p>123</text:p>
          </table:table-cell>
          <table:table-cell office:value-type="string">
            <text:p>FR763000303390000203651735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supplier</text:p>
          </table:table-cell>
        </table:table-row>
        <table:table-row>
          <table:table-cell office:value-type="string">
            <text:p>Calinda Software</text:p>
          </table:table-cell>
          <table:table-cell office:value-type="string">
            <text:p>FR04493811251</text:p>
          </table:table-cell>
          <table:table-cell office:value-type="string">
            <text:p>49381125100013</text:p>
          </table:table-cell>
          <table:table-cell office:value-type="string">
            <text:p>493811251</text:p>
          </table:table-cell>
          <table:table-cell office:value-type="string">
            <text:p/>
          </table:table-cell>
          <table:table-cell office:value-type="string">
            <text:p>14 Quai de Rive Neuve</text:p>
          </table:table-cell>
          <table:table-cell office:value-type="string">
            <text:p>nan</text:p>
          </table:table-cell>
          <table:table-cell office:value-type="string">
            <text:p>13007</text:p>
          </table:table-cell>
          <table:table-cell office:value-type="string">
            <text:p>Marseille</text:p>
          </table:table-cell>
          <table:table-cell office:value-type="string">
            <text:p>None</text:p>
          </table:table-cell>
          <table:table-cell office:value-type="string">
            <text:p>supplier</text:p>
          </table:table-cell>
        </table:table-row>
        <table:table-row>
          <table:table-cell office:value-type="string">
            <text:p>Wavin</text:p>
          </table:table-cell>
          <table:table-cell office:value-type="string">
            <text:p>BE0405062397</text:p>
          </table:table-cell>
          <table:table-cell office:value-type="string">
            <text:p>123</text:p>
          </table:table-cell>
          <table:table-cell office:value-type="string">
            <text:p>123</text:p>
          </table:table-cell>
          <table:table-cell office:value-type="string">
            <text:p/>
          </table:table-cell>
          <table:table-cell office:value-type="string">
            <text:p>Gentse Baan 62</text:p>
          </table:table-cell>
          <table:table-cell office:value-type="string">
            <text:p/>
          </table:table-cell>
          <table:table-cell office:value-type="string">
            <text:p>9100</text:p>
          </table:table-cell>
          <table:table-cell office:value-type="string">
            <text:p>ST-NIKLAAS</text:p>
          </table:table-cell>
          <table:table-cell office:value-type="string">
            <text:p/>
          </table:table-cell>
          <table:table-cell office:value-type="string">
            <text:p>supplier</text:p>
          </table:table-cell>
        </table:table-row>
        <table:table-row>
          <table:table-cell office:value-type="string">
            <text:p>Horoz Electric</text:p>
          </table:table-cell>
          <table:table-cell office:value-type="string">
            <text:p>BE0598908484</text:p>
          </table:table-cell>
          <table:table-cell office:value-type="string">
            <text:p>123</text:p>
          </table:table-cell>
          <table:table-cell office:value-type="string">
            <text:p>123</text:p>
          </table:table-cell>
          <table:table-cell office:value-type="string">
            <text:p/>
          </table:table-cell>
          <table:table-cell office:value-type="string">
            <text:p>Rue du Commerce 12</text:p>
          </table:table-cell>
          <table:table-cell office:value-type="string">
            <text:p/>
          </table:table-cell>
          <table:table-cell office:value-type="string">
            <text:p>1400</text:p>
          </table:table-cell>
          <table:table-cell office:value-type="string">
            <text:p>Nivelles</text:p>
          </table:table-cell>
          <table:table-cell office:value-type="string">
            <text:p/>
          </table:table-cell>
          <table:table-cell office:value-type="string">
            <text:p>supplier</text:p>
          </table:table-cell>
        </table:table-row>
        <table:table-row>
          <table:table-cell office:value-type="string">
            <text:p>Thermotec AG</text:p>
          </table:table-cell>
          <table:table-cell office:value-type="string">
            <text:p>FR20844721043</text:p>
          </table:table-cell>
          <table:table-cell office:value-type="string">
            <text:p>123</text:p>
          </table:table-cell>
          <table:table-cell office:value-type="string">
            <text:p>123</text:p>
          </table:table-cell>
          <table:table-cell office:value-type="string">
            <text:p/>
          </table:table-cell>
          <table:table-cell office:value-type="string">
            <text:p>Arnsdorf 26</text:p>
          </table:table-cell>
          <table:table-cell office:value-type="string">
            <text:p/>
          </table:table-cell>
          <table:table-cell office:value-type="string">
            <text:p>02894</text:p>
          </table:table-cell>
          <table:table-cell office:value-type="string">
            <text:p>Vierkirchen</text:p>
          </table:table-cell>
          <table:table-cell office:value-type="string">
            <text:p/>
          </table:table-cell>
          <table:table-cell office:value-type="string">
            <text:p>supplier</text:p>
          </table:table-cell>
        </table:table-row>
        <table:table-row>
          <table:table-cell office:value-type="string">
            <text:p>Henco</text:p>
          </table:table-cell>
          <table:table-cell office:value-type="string">
            <text:p>BE0443598222</text:p>
          </table:table-cell>
          <table:table-cell office:value-type="string">
            <text:p>123</text:p>
          </table:table-cell>
          <table:table-cell office:value-type="string">
            <text:p>123</text:p>
          </table:table-cell>
          <table:table-cell office:value-type="string">
            <text:p/>
          </table:table-cell>
          <table:table-cell office:value-type="string">
            <text:p>Toskomstiaan 27</text:p>
          </table:table-cell>
          <table:table-cell office:value-type="string">
            <text:p/>
          </table:table-cell>
          <table:table-cell office:value-type="string">
            <text:p>2200</text:p>
          </table:table-cell>
          <table:table-cell office:value-type="string">
            <text:p>Herentals</text:p>
          </table:table-cell>
          <table:table-cell office:value-type="string">
            <text:p/>
          </table:table-cell>
          <table:table-cell office:value-type="string">
            <text:p>supplier</text:p>
          </table:table-cell>
        </table:table-row>
        <table:table-row>
          <table:table-cell office:value-type="string">
            <text:p>Maison Ponsard</text:p>
          </table:table-cell>
          <table:table-cell office:value-type="string">
            <text:p>BE0539931197</text:p>
          </table:table-cell>
          <table:table-cell office:value-type="string">
            <text:p>123</text:p>
          </table:table-cell>
          <table:table-cell office:value-type="string">
            <text:p>123</text:p>
          </table:table-cell>
          <table:table-cell office:value-type="string">
            <text:p/>
          </table:table-cell>
          <table:table-cell office:value-type="string">
            <text:p>22 rue Jean d'Outremeuse</text:p>
          </table:table-cell>
          <table:table-cell office:value-type="string">
            <text:p/>
          </table:table-cell>
          <table:table-cell office:value-type="string">
            <text:p>4020</text:p>
          </table:table-cell>
          <table:table-cell office:value-type="string">
            <text:p>LIEGE</text:p>
          </table:table-cell>
          <table:table-cell office:value-type="string">
            <text:p/>
          </table:table-cell>
          <table:table-cell office:value-type="string">
            <text:p>supplier</text:p>
          </table:table-cell>
        </table:table-row>
        <table:table-row>
          <table:table-cell office:value-type="string">
            <text:p>Sani</text:p>
          </table:table-cell>
          <table:table-cell office:value-type="string">
            <text:p>BE0888940761</text:p>
          </table:table-cell>
          <table:table-cell office:value-type="string">
            <text:p>123</text:p>
          </table:table-cell>
          <table:table-cell office:value-type="string">
            <text:p>123</text:p>
          </table:table-cell>
          <table:table-cell office:value-type="string">
            <text:p/>
          </table:table-cell>
          <table:table-cell office:value-type="string">
            <text:p>Heirbaan 57</text:p>
          </table:table-cell>
          <table:table-cell office:value-type="string">
            <text:p/>
          </table:table-cell>
          <table:table-cell office:value-type="string">
            <text:p>8570</text:p>
          </table:table-cell>
          <table:table-cell office:value-type="string">
            <text:p>INGOOIGEM</text:p>
          </table:table-cell>
          <table:table-cell office:value-type="string">
            <text:p/>
          </table:table-cell>
          <table:table-cell office:value-type="string">
            <text:p>supplier</text:p>
          </table:table-cell>
        </table:table-row>
        <table:table-row>
          <table:table-cell office:value-type="string">
            <text:p>M&amp;G Group</text:p>
          </table:table-cell>
          <table:table-cell office:value-type="string">
            <text:p>BE0416147321</text:p>
          </table:table-cell>
          <table:table-cell office:value-type="string">
            <text:p>123</text:p>
          </table:table-cell>
          <table:table-cell office:value-type="string">
            <text:p>123</text:p>
          </table:table-cell>
          <table:table-cell office:value-type="string">
            <text:p/>
          </table:table-cell>
          <table:table-cell office:value-type="string">
            <text:p>Bleyveldstraat 11</text:p>
          </table:table-cell>
          <table:table-cell office:value-type="string">
            <text:p/>
          </table:table-cell>
          <table:table-cell office:value-type="string">
            <text:p>3320</text:p>
          </table:table-cell>
          <table:table-cell office:value-type="string">
            <text:p>Hoegaarden</text:p>
          </table:table-cell>
          <table:table-cell office:value-type="string">
            <text:p/>
          </table:table-cell>
          <table:table-cell office:value-type="string">
            <text:p>supplier</text:p>
          </table:table-cell>
        </table:table-row>
        <table:table-row>
          <table:table-cell office:value-type="string">
            <text:p>Sanha</text:p>
          </table:table-cell>
          <table:table-cell office:value-type="string">
            <text:p>BE0434581477</text:p>
          </table:table-cell>
          <table:table-cell office:value-type="string">
            <text:p>123</text:p>
          </table:table-cell>
          <table:table-cell office:value-type="string">
            <text:p>123</text:p>
          </table:table-cell>
          <table:table-cell office:value-type="string">
            <text:p/>
          </table:table-cell>
          <table:table-cell office:value-type="string">
            <text:p>Industrielaan 7</text:p>
          </table:table-cell>
          <table:table-cell office:value-type="string">
            <text:p/>
          </table:table-cell>
          <table:table-cell office:value-type="string">
            <text:p>1740</text:p>
          </table:table-cell>
          <table:table-cell office:value-type="string">
            <text:p>Ternat</text:p>
          </table:table-cell>
          <table:table-cell office:value-type="string">
            <text:p/>
          </table:table-cell>
          <table:table-cell office:value-type="string">
            <text:p>supplier</text:p>
          </table:table-cell>
        </table:table-row>
        <table:table-row>
          <table:table-cell office:value-type="string">
            <text:p>OpenNetWork</text:p>
          </table:table-cell>
          <table:table-cell office:value-type="string">
            <text:p>BE0694442245</text:p>
          </table:table-cell>
          <table:table-cell office:value-type="string">
            <text:p>123</text:p>
          </table:table-cell>
          <table:table-cell office:value-type="string">
            <text:p>123</text:p>
          </table:table-cell>
          <table:table-cell office:value-type="string">
            <text:p/>
          </table:table-cell>
          <table:table-cell office:value-type="string">
            <text:p>Rue de la Damejelle 2</text:p>
          </table:table-cell>
          <table:table-cell office:value-type="string">
            <text:p/>
          </table:table-cell>
          <table:table-cell office:value-type="string">
            <text:p>5150</text:p>
          </table:table-cell>
          <table:table-cell office:value-type="string">
            <text:p>Floreffe</text:p>
          </table:table-cell>
          <table:table-cell office:value-type="string">
            <text:p/>
          </table:table-cell>
          <table:table-cell office:value-type="string">
            <text:p>supplier</text:p>
          </table:table-cell>
        </table:table-row>
        <table:table-row>
          <table:table-cell office:value-type="string">
            <text:p>Avignon Tourisme</text:p>
          </table:table-cell>
          <table:table-cell office:value-type="string">
            <text:p>FR74307206037</text:p>
          </table:table-cell>
          <table:table-cell office:value-type="string">
            <text:p>nan</text:p>
          </table:table-cell>
          <table:table-cell office:value-type="string">
            <text:p>307206037</text:p>
          </table:table-cell>
          <table:table-cell office:value-type="string">
            <text:p/>
          </table:table-cell>
          <table:table-cell office:value-type="string">
            <text:p>19 Place de l'Horloge</text:p>
          </table:table-cell>
          <table:table-cell office:value-type="string">
            <text:p>nan</text:p>
          </table:table-cell>
          <table:table-cell office:value-type="string">
            <text:p>84000</text:p>
          </table:table-cell>
          <table:table-cell office:value-type="string">
            <text:p>Avignon</text:p>
          </table:table-cell>
          <table:table-cell office:value-type="string">
            <text:p>None</text:p>
          </table:table-cell>
          <table:table-cell office:value-type="string">
            <text:p>supplier</text:p>
          </table:table-cell>
        </table:table-row>
        <table:table-row>
          <table:table-cell office:value-type="string">
            <text:p>ABB NV</text:p>
          </table:table-cell>
          <table:table-cell office:value-type="string">
            <text:p>BE0406291923</text:p>
          </table:table-cell>
          <table:table-cell office:value-type="string">
            <text:p>BE0406291923</text:p>
          </table:table-cell>
          <table:table-cell office:value-type="string">
            <text:p>nan</text:p>
          </table:table-cell>
          <table:table-cell office:value-type="string">
            <text:p/>
          </table:table-cell>
          <table:table-cell office:value-type="string">
            <text:p>HogeWel27</text:p>
          </table:table-cell>
          <table:table-cell office:value-type="string">
            <text:p>nan</text:p>
          </table:table-cell>
          <table:table-cell office:value-type="string">
            <text:p>01930</text:p>
          </table:table-cell>
          <table:table-cell office:value-type="string">
            <text:p>Zaventem</text:p>
          </table:table-cell>
          <table:table-cell office:value-type="string">
            <text:p>None</text:p>
          </table:table-cell>
          <table:table-cell office:value-type="string">
            <text:p>supplier</text:p>
          </table:table-cell>
        </table:table-row>
        <table:table-row>
          <table:table-cell office:value-type="string">
            <text:p>TEST</text:p>
          </table:table-cell>
          <table:table-cell office:value-type="string">
            <text:p>FR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FR125</text:p>
          </table:table-cell>
          <table:table-cell office:value-type="string">
            <text:p>123</text:p>
          </table:table-cell>
          <table:table-cell office:value-type="string">
            <text:p/>
          </table:table-cell>
          <table:table-cell office:value-type="string">
            <text:p>8430</text:p>
          </table:table-cell>
          <table:table-cell office:value-type="string">
            <text:p>LE PONTET</text:p>
          </table:table-cell>
          <table:table-cell office:value-type="string">
            <text:p/>
          </table:table-cell>
          <table:table-cell office:value-type="string">
            <text:p>supplier</text:p>
          </table:table-cell>
        </table:table-row>
        <table:table-row>
          <table:table-cell office:value-type="string">
            <text:p>Allibert Benelux SA</text:p>
          </table:table-cell>
          <table:table-cell office:value-type="string">
            <text:p>BE0811251382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/>
          </table:table-cell>
          <table:table-cell office:value-type="string">
            <text:p>8 rue du commerce</text:p>
          </table:table-cell>
          <table:table-cell office:value-type="string">
            <text:p>nan</text:p>
          </table:table-cell>
          <table:table-cell office:value-type="string">
            <text:p>01400</text:p>
          </table:table-cell>
          <table:table-cell office:value-type="string">
            <text:p>NIVELLE</text:p>
          </table:table-cell>
          <table:table-cell office:value-type="string">
            <text:p/>
          </table:table-cell>
          <table:table-cell office:value-type="string">
            <text:p>supplier</text:p>
          </table:table-cell>
        </table:table-row>
        <table:table-row>
          <table:table-cell office:value-type="string">
            <text:p>Ideal Standard Produktions-GmbH</text:p>
          </table:table-cell>
          <table:table-cell office:value-type="string">
            <text:p>BE0426994196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/>
          </table:table-cell>
          <table:table-cell office:value-type="string">
            <text:p>18 lkaroslaan</text:p>
          </table:table-cell>
          <table:table-cell office:value-type="string">
            <text:p>nan</text:p>
          </table:table-cell>
          <table:table-cell office:value-type="string">
            <text:p>01930</text:p>
          </table:table-cell>
          <table:table-cell office:value-type="string">
            <text:p>Zaventem</text:p>
          </table:table-cell>
          <table:table-cell office:value-type="string">
            <text:p/>
          </table:table-cell>
          <table:table-cell office:value-type="string">
            <text:p>supplier</text:p>
          </table:table-cell>
        </table:table-row>
        <table:table-row>
          <table:table-cell office:value-type="string">
            <text:p>GROHE NV SA</text:p>
          </table:table-cell>
          <table:table-cell office:value-type="string">
            <text:p>BE0445870594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/>
          </table:table-cell>
          <table:table-cell office:value-type="string">
            <text:p>369 Leuvensesteenweg</text:p>
          </table:table-cell>
          <table:table-cell office:value-type="string">
            <text:p>nan</text:p>
          </table:table-cell>
          <table:table-cell office:value-type="string">
            <text:p>01932</text:p>
          </table:table-cell>
          <table:table-cell office:value-type="string">
            <text:p>Zaventem</text:p>
          </table:table-cell>
          <table:table-cell office:value-type="string">
            <text:p/>
          </table:table-cell>
          <table:table-cell office:value-type="string">
            <text:p>supplier</text:p>
          </table:table-cell>
        </table:table-row>
        <table:table-row>
          <table:table-cell office:value-type="string">
            <text:p>Endesa</text:p>
          </table:table-cell>
          <table:table-cell office:value-type="string">
            <text:p>FR30499590552</text:p>
          </table:table-cell>
          <table:table-cell office:value-type="string">
            <text:p>nan</text:p>
          </table:table-cell>
          <table:table-cell office:value-type="string">
            <text:p>499590552</text:p>
          </table:table-cell>
          <table:table-cell office:value-type="string">
            <text:p/>
          </table:table-cell>
          <table:table-cell office:value-type="string">
            <text:p>10 Boulevard Haussmann</text:p>
          </table:table-cell>
          <table:table-cell office:value-type="string">
            <text:p>nan</text:p>
          </table:table-cell>
          <table:table-cell office:value-type="string">
            <text:p>75009</text:p>
          </table:table-cell>
          <table:table-cell office:value-type="string">
            <text:p>Paris</text:p>
          </table:table-cell>
          <table:table-cell office:value-type="string">
            <text:p>nan</text:p>
          </table:table-cell>
          <table:table-cell office:value-type="string">
            <text:p>supplier</text:p>
          </table:table-cell>
        </table:table-row>
        <table:table-row>
          <table:table-cell office:value-type="string">
            <text:p>GEBERIT</text:p>
          </table:table-cell>
          <table:table-cell office:value-type="string">
            <text:p>BE0408463337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/>
          </table:table-cell>
          <table:table-cell office:value-type="string">
            <text:p>6 Beaulieustraat</text:p>
          </table:table-cell>
          <table:table-cell office:value-type="string">
            <text:p>nan</text:p>
          </table:table-cell>
          <table:table-cell office:value-type="string">
            <text:p>01830</text:p>
          </table:table-cell>
          <table:table-cell office:value-type="string">
            <text:p>Machelen</text:p>
          </table:table-cell>
          <table:table-cell office:value-type="string">
            <text:p/>
          </table:table-cell>
          <table:table-cell office:value-type="string">
            <text:p>supplier</text:p>
          </table:table-cell>
        </table:table-row>
        <table:table-row>
          <table:table-cell office:value-type="string">
            <text:p>NEXANS</text:p>
          </table:table-cell>
          <table:table-cell office:value-type="string">
            <text:p>BE0401782512</text:p>
          </table:table-cell>
          <table:table-cell office:value-type="string">
            <text:p>123</text:p>
          </table:table-cell>
          <table:table-cell office:value-type="string">
            <text:p>123</text:p>
          </table:table-cell>
          <table:table-cell office:value-type="string">
            <text:p/>
          </table:table-cell>
          <table:table-cell office:value-type="string">
            <text:p>218 Rue Vital Francoisse</text:p>
          </table:table-cell>
          <table:table-cell office:value-type="string">
            <text:p>nan</text:p>
          </table:table-cell>
          <table:table-cell office:value-type="string">
            <text:p>06001</text:p>
          </table:table-cell>
          <table:table-cell office:value-type="string">
            <text:p>Charleroi</text:p>
          </table:table-cell>
          <table:table-cell office:value-type="string">
            <text:p/>
          </table:table-cell>
          <table:table-cell office:value-type="string">
            <text:p>supplier</text:p>
          </table:table-cell>
        </table:table-row>
        <table:table-row>
          <table:table-cell office:value-type="string">
            <text:p>Pittway</text:p>
          </table:table-cell>
          <table:table-cell office:value-type="string">
            <text:p>BE0695418635</text:p>
          </table:table-cell>
          <table:table-cell office:value-type="string">
            <text:p>123</text:p>
          </table:table-cell>
          <table:table-cell office:value-type="string">
            <text:p>123</text:p>
          </table:table-cell>
          <table:table-cell office:value-type="string">
            <text:p/>
          </table:table-cell>
          <table:table-cell office:value-type="string">
            <text:p>Hermes Plaza Hermeslaan 1H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Diegem</text:p>
          </table:table-cell>
          <table:table-cell office:value-type="string">
            <text:p/>
          </table:table-cell>
          <table:table-cell office:value-type="string">
            <text:p>supplier</text:p>
          </table:table-cell>
        </table:table-row>
        <table:table-row>
          <table:table-cell office:value-type="string">
            <text:p>DOCSYNDIC</text:p>
          </table:table-cell>
          <table:table-cell office:value-type="string">
            <text:p>FR07819105602</text:p>
          </table:table-cell>
          <table:table-cell office:value-type="string">
            <text:p>81910560200034</text:p>
          </table:table-cell>
          <table:table-cell office:value-type="string">
            <text:p>123</text:p>
          </table:table-cell>
          <table:table-cell office:value-type="string">
            <text:p/>
          </table:table-cell>
          <table:table-cell office:value-type="string">
            <text:p>21 rue Poussin</text:p>
          </table:table-cell>
          <table:table-cell office:value-type="string">
            <text:p/>
          </table:table-cell>
          <table:table-cell office:value-type="string">
            <text:p>75016</text:p>
          </table:table-cell>
          <table:table-cell office:value-type="string">
            <text:p>Paris</text:p>
          </table:table-cell>
          <table:table-cell office:value-type="string">
            <text:p/>
          </table:table-cell>
          <table:table-cell office:value-type="string">
            <text:p>supplier</text:p>
          </table:table-cell>
        </table:table-row>
        <table:table-row>
          <table:table-cell office:value-type="string">
            <text:p>GOconcepts</text:p>
          </table:table-cell>
          <table:table-cell office:value-type="string">
            <text:p>FR07525090163</text:p>
          </table:table-cell>
          <table:table-cell office:value-type="string">
            <text:p>52509016300011</text:p>
          </table:table-cell>
          <table:table-cell office:value-type="string">
            <text:p>525090163</text:p>
          </table:table-cell>
          <table:table-cell office:value-type="string">
            <text:p/>
          </table:table-cell>
          <table:table-cell office:value-type="string">
            <text:p>16, Chemin du Favier</text:p>
          </table:table-cell>
          <table:table-cell office:value-type="string">
            <text:p>nan</text:p>
          </table:table-cell>
          <table:table-cell office:value-type="string">
            <text:p>01800</text:p>
          </table:table-cell>
          <table:table-cell office:value-type="string">
            <text:p>MEXIMIEUX</text:p>
          </table:table-cell>
          <table:table-cell office:value-type="string">
            <text:p>nan</text:p>
          </table:table-cell>
          <table:table-cell office:value-type="string">
            <text:p>supplier</text:p>
          </table:table-cell>
        </table:table-row>
        <table:table-row>
          <table:table-cell office:value-type="string">
            <text:p>EDF Entrerpises</text:p>
          </table:table-cell>
          <table:table-cell office:value-type="string">
            <text:p>FR03552081317</text:p>
          </table:table-cell>
          <table:table-cell office:value-type="string">
            <text:p>55208131766522</text:p>
          </table:table-cell>
          <table:table-cell office:value-type="string">
            <text:p>552081317</text:p>
          </table:table-cell>
          <table:table-cell office:value-type="string">
            <text:p/>
          </table:table-cell>
          <table:table-cell office:value-type="string">
            <text:p>49 avenue charles de gaulle</text:p>
          </table:table-cell>
          <table:table-cell office:value-type="string">
            <text:p/>
          </table:table-cell>
          <table:table-cell office:value-type="string">
            <text:p>84130</text:p>
          </table:table-cell>
          <table:table-cell office:value-type="string">
            <text:p>LE PONTET</text:p>
          </table:table-cell>
          <table:table-cell office:value-type="string">
            <text:p/>
          </table:table-cell>
          <table:table-cell office:value-type="string">
            <text:p>supplier</text:p>
          </table:table-cell>
        </table:table-row>
        <table:table-row>
          <table:table-cell office:value-type="string">
            <text:p>TECH DATA France</text:p>
          </table:table-cell>
          <table:table-cell office:value-type="string">
            <text:p>FR07722065638</text:p>
          </table:table-cell>
          <table:table-cell office:value-type="string">
            <text:p>72206563800065</text:p>
          </table:table-cell>
          <table:table-cell office:value-type="string">
            <text:p>722065638</text:p>
          </table:table-cell>
          <table:table-cell office:value-type="string">
            <text:p/>
          </table:table-cell>
          <table:table-cell office:value-type="string">
            <text:p>5, avenue de l'Europe</text:p>
          </table:table-cell>
          <table:table-cell office:value-type="string">
            <text:p>Bussy Saint-Georges</text:p>
          </table:table-cell>
          <table:table-cell office:value-type="string">
            <text:p>77611</text:p>
          </table:table-cell>
          <table:table-cell office:value-type="string">
            <text:p>Marne-la-Vallée Cedex 3</text:p>
          </table:table-cell>
          <table:table-cell office:value-type="string">
            <text:p>None</text:p>
          </table:table-cell>
          <table:table-cell office:value-type="string">
            <text:p>supplier</text:p>
          </table:table-cell>
        </table:table-row>
        <table:table-row>
          <table:table-cell office:value-type="string">
            <text:p>Moliner</text:p>
          </table:table-cell>
          <table:table-cell office:value-type="string">
            <text:p>FR90307616029</text:p>
          </table:table-cell>
          <table:table-cell office:value-type="string">
            <text:p>30761602900012</text:p>
          </table:table-cell>
          <table:table-cell office:value-type="string">
            <text:p>307616029</text:p>
          </table:table-cell>
          <table:table-cell office:value-type="string">
            <text:p/>
          </table:table-cell>
          <table:table-cell office:value-type="string">
            <text:p>838 Route d'Avignon</text:p>
          </table:table-cell>
          <table:table-cell office:value-type="string">
            <text:p>nan</text:p>
          </table:table-cell>
          <table:table-cell office:value-type="string">
            <text:p>84320</text:p>
          </table:table-cell>
          <table:table-cell office:value-type="string">
            <text:p>Entraigues-sur-la-Sorgue</text:p>
          </table:table-cell>
          <table:table-cell office:value-type="string">
            <text:p>None</text:p>
          </table:table-cell>
          <table:table-cell office:value-type="string">
            <text:p>supplier</text:p>
          </table:table-cell>
        </table:table-row>
        <table:table-row>
          <table:table-cell office:value-type="string">
            <text:p>ADDIS Technologies</text:p>
          </table:table-cell>
          <table:table-cell office:value-type="string">
            <text:p>FR41751032533</text:p>
          </table:table-cell>
          <table:table-cell office:value-type="string">
            <text:p>75103253300018</text:p>
          </table:table-cell>
          <table:table-cell office:value-type="string">
            <text:p>751032533</text:p>
          </table:table-cell>
          <table:table-cell office:value-type="string">
            <text:p/>
          </table:table-cell>
          <table:table-cell office:value-type="string">
            <text:p>22, Mail Pablo Picasso</text:p>
          </table:table-cell>
          <table:table-cell office:value-type="string">
            <text:p>nan</text:p>
          </table:table-cell>
          <table:table-cell office:value-type="string">
            <text:p>44000</text:p>
          </table:table-cell>
          <table:table-cell office:value-type="string">
            <text:p>NANTES</text:p>
          </table:table-cell>
          <table:table-cell office:value-type="string">
            <text:p>None</text:p>
          </table:table-cell>
          <table:table-cell office:value-type="string">
            <text:p>supplier</text:p>
          </table:table-cell>
        </table:table-row>
        <table:table-row>
          <table:table-cell office:value-type="string">
            <text:p>PriceShop</text:p>
          </table:table-cell>
          <table:table-cell office:value-type="string">
            <text:p>BE430343765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/>
          </table:table-cell>
          <table:table-cell office:value-type="string">
            <text:p>522 Chée de Waterloo</text:p>
          </table:table-cell>
          <table:table-cell office:value-type="string">
            <text:p>nan</text:p>
          </table:table-cell>
          <table:table-cell office:value-type="string">
            <text:p>01050</text:p>
          </table:table-cell>
          <table:table-cell office:value-type="string">
            <text:p>IXELLES</text:p>
          </table:table-cell>
          <table:table-cell office:value-type="string">
            <text:p>None</text:p>
          </table:table-cell>
          <table:table-cell office:value-type="string">
            <text:p>supplier</text:p>
          </table:table-cell>
        </table:table-row>
        <table:table-row>
          <table:table-cell office:value-type="string">
            <text:p>KINTO ONE</text:p>
          </table:table-cell>
          <table:table-cell office:value-type="string">
            <text:p>FR93852462605</text:p>
          </table:table-cell>
          <table:table-cell office:value-type="string">
            <text:p>85246260500019</text:p>
          </table:table-cell>
          <table:table-cell office:value-type="string">
            <text:p>852462605</text:p>
          </table:table-cell>
          <table:table-cell office:value-type="string">
            <text:p/>
          </table:table-cell>
          <table:table-cell office:value-type="string">
            <text:p>16 RUE LAMBLARDIE</text:p>
          </table:table-cell>
          <table:table-cell office:value-type="string">
            <text:p>testa</text:p>
          </table:table-cell>
          <table:table-cell office:value-type="string">
            <text:p>75012</text:p>
          </table:table-cell>
          <table:table-cell office:value-type="string">
            <text:p>PARIS</text:p>
          </table:table-cell>
          <table:table-cell office:value-type="string">
            <text:p>nan</text:p>
          </table:table-cell>
          <table:table-cell office:value-type="string">
            <text:p>supplier</text:p>
          </table:table-cell>
        </table:table-row>
        <table:table-row>
          <table:table-cell office:value-type="string">
            <text:p>Nexity</text:p>
          </table:table-cell>
          <table:table-cell office:value-type="string">
            <text:p>FR59487530099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/>
          </table:table-cell>
          <table:table-cell office:value-type="string">
            <text:p>12 PLACE CHARLES STEBER</text:p>
          </table:table-cell>
          <table:table-cell office:value-type="string">
            <text:p>nan</text:p>
          </table:table-cell>
          <table:table-cell office:value-type="string">
            <text:p>91160</text:p>
          </table:table-cell>
          <table:table-cell office:value-type="string">
            <text:p>Longjumeau</text:p>
          </table:table-cell>
          <table:table-cell office:value-type="string">
            <text:p>nan</text:p>
          </table:table-cell>
          <table:table-cell office:value-type="string">
            <text:p>supplier</text:p>
          </table:table-cell>
        </table:table-row>
        <table:table-row>
          <table:table-cell office:value-type="string">
            <text:p>LESUR Immobilier</text:p>
          </table:table-cell>
          <table:table-cell office:value-type="string">
            <text:p>FR50794798645</text:p>
          </table:table-cell>
          <table:table-cell office:value-type="string">
            <text:p>79479864500014</text:p>
          </table:table-cell>
          <table:table-cell office:value-type="string">
            <text:p>794798645</text:p>
          </table:table-cell>
          <table:table-cell office:value-type="string">
            <text:p/>
          </table:table-cell>
          <table:table-cell office:value-type="string">
            <text:p>13 B Avenue de la Motte Picquet</text:p>
          </table:table-cell>
          <table:table-cell office:value-type="string">
            <text:p>nan</text:p>
          </table:table-cell>
          <table:table-cell office:value-type="string">
            <text:p>75007</text:p>
          </table:table-cell>
          <table:table-cell office:value-type="string">
            <text:p>PARIS</text:p>
          </table:table-cell>
          <table:table-cell office:value-type="string">
            <text:p>nan</text:p>
          </table:table-cell>
          <table:table-cell office:value-type="string">
            <text:p>supplier</text:p>
          </table:table-cell>
        </table:table-row>
        <table:table-row>
          <table:table-cell office:value-type="string">
            <text:p>Bouygues Telecom</text:p>
          </table:table-cell>
          <table:table-cell office:value-type="string">
            <text:p>FR74397480930</text:p>
          </table:table-cell>
          <table:table-cell office:value-type="string">
            <text:p>nan</text:p>
          </table:table-cell>
          <table:table-cell office:value-type="string">
            <text:p>397480930</text:p>
          </table:table-cell>
          <table:table-cell office:value-type="string">
            <text:p/>
          </table:table-cell>
          <table:table-cell office:value-type="string">
            <text:p>33 AVENUE LAPLACE</text:p>
          </table:table-cell>
          <table:table-cell office:value-type="string">
            <text:p>nan</text:p>
          </table:table-cell>
          <table:table-cell office:value-type="string">
            <text:p>94110</text:p>
          </table:table-cell>
          <table:table-cell office:value-type="string">
            <text:p>ARCUEIL</text:p>
          </table:table-cell>
          <table:table-cell office:value-type="string">
            <text:p>nan</text:p>
          </table:table-cell>
          <table:table-cell office:value-type="string">
            <text:p>supplier</text:p>
          </table:table-cell>
        </table:table-row>
        <table:table-row>
          <table:table-cell office:value-type="string">
            <text:p>CRAM</text:p>
          </table:table-cell>
          <table:table-cell office:value-type="string">
            <text:p>FR25788212660</text:p>
          </table:table-cell>
          <table:table-cell office:value-type="string">
            <text:p>78821266000013</text:p>
          </table:table-cell>
          <table:table-cell office:value-type="string">
            <text:p>788212660</text:p>
          </table:table-cell>
          <table:table-cell office:value-type="string">
            <text:p/>
          </table:table-cell>
          <table:table-cell office:value-type="string">
            <text:p>203 rue Demidoff</text:p>
          </table:table-cell>
          <table:table-cell office:value-type="string">
            <text:p>nan</text:p>
          </table:table-cell>
          <table:table-cell office:value-type="string">
            <text:p>76087</text:p>
          </table:table-cell>
          <table:table-cell office:value-type="string">
            <text:p>LE HAVRE</text:p>
          </table:table-cell>
          <table:table-cell office:value-type="string">
            <text:p>nan</text:p>
          </table:table-cell>
          <table:table-cell office:value-type="string">
            <text:p>supplier</text:p>
          </table:table-cell>
        </table:table-row>
        <table:table-row>
          <table:table-cell office:value-type="string">
            <text:p>GREEN ROPE</text:p>
          </table:table-cell>
          <table:table-cell office:value-type="string">
            <text:p>FR66825136047</text:p>
          </table:table-cell>
          <table:table-cell office:value-type="string">
            <text:p>82513604700016</text:p>
          </table:table-cell>
          <table:table-cell office:value-type="string">
            <text:p>nan</text:p>
          </table:table-cell>
          <table:table-cell office:value-type="string">
            <text:p/>
          </table:table-cell>
          <table:table-cell office:value-type="string">
            <text:p>19 Sente des Gaudrons</text:p>
          </table:table-cell>
          <table:table-cell office:value-type="string">
            <text:p>nan</text:p>
          </table:table-cell>
          <table:table-cell office:value-type="string">
            <text:p>95320</text:p>
          </table:table-cell>
          <table:table-cell office:value-type="string">
            <text:p>SAINT-LEU-LA-FORET</text:p>
          </table:table-cell>
          <table:table-cell office:value-type="string">
            <text:p>nan</text:p>
          </table:table-cell>
          <table:table-cell office:value-type="string">
            <text:p>supplier</text:p>
          </table:table-cell>
        </table:table-row>
        <table:table-row>
          <table:table-cell office:value-type="string">
            <text:p>NEXINDUS TECHNOLOGIES</text:p>
          </table:table-cell>
          <table:table-cell office:value-type="string">
            <text:p>FR52531064020</text:p>
          </table:table-cell>
          <table:table-cell office:value-type="string">
            <text:p>53106402000013</text:p>
          </table:table-cell>
          <table:table-cell office:value-type="string">
            <text:p>531064020</text:p>
          </table:table-cell>
          <table:table-cell office:value-type="string">
            <text:p/>
          </table:table-cell>
          <table:table-cell office:value-type="string">
            <text:p>10 Place de la Joliette</text:p>
          </table:table-cell>
          <table:table-cell office:value-type="string">
            <text:p>Atrium 10.6 - BP 13543</text:p>
          </table:table-cell>
          <table:table-cell office:value-type="string">
            <text:p>13002</text:p>
          </table:table-cell>
          <table:table-cell office:value-type="string">
            <text:p>Marseille</text:p>
          </table:table-cell>
          <table:table-cell office:value-type="string">
            <text:p>None</text:p>
          </table:table-cell>
          <table:table-cell office:value-type="string">
            <text:p>supplier</text:p>
          </table:table-cell>
        </table:table-row>
        <table:table-row>
          <table:table-cell office:value-type="string">
            <text:p>HME Copper</text:p>
          </table:table-cell>
          <table:table-cell office:value-type="string">
            <text:p>DE815810676</text:p>
          </table:table-cell>
          <table:table-cell office:value-type="string">
            <text:p>123</text:p>
          </table:table-cell>
          <table:table-cell office:value-type="string">
            <text:p>123</text:p>
          </table:table-cell>
          <table:table-cell office:value-type="string">
            <text:p/>
          </table:table-cell>
          <table:table-cell office:value-type="string">
            <text:p>P.0.B. 3253</text:p>
          </table:table-cell>
          <table:table-cell office:value-type="string">
            <text:p/>
          </table:table-cell>
          <table:table-cell office:value-type="string">
            <text:p>58690</text:p>
          </table:table-cell>
          <table:table-cell office:value-type="string">
            <text:p>Menden</text:p>
          </table:table-cell>
          <table:table-cell office:value-type="string">
            <text:p/>
          </table:table-cell>
          <table:table-cell office:value-type="string">
            <text:p>supplier</text:p>
          </table:table-cell>
        </table:table-row>
        <table:table-row>
          <table:table-cell office:value-type="string">
            <text:p>Edissyum Consulting</text:p>
          </table:table-cell>
          <table:table-cell office:value-type="string">
            <text:p>FR71510268261</text:p>
          </table:table-cell>
          <table:table-cell office:value-type="string">
            <text:p>51026826100011</text:p>
          </table:table-cell>
          <table:table-cell office:value-type="string">
            <text:p>510268261</text:p>
          </table:table-cell>
          <table:table-cell office:value-type="string">
            <text:p>FR76XXXXXXXXXXXXXXXXXXXXXXX</text:p>
          </table:table-cell>
          <table:table-cell office:value-type="string">
            <text:p>98 Avenue Pierre Semard</text:p>
          </table:table-cell>
          <table:table-cell office:value-type="string">
            <text:p/>
          </table:table-cell>
          <table:table-cell office:value-type="string">
            <text:p>84200</text:p>
          </table:table-cell>
          <table:table-cell office:value-type="string">
            <text:p>Carpentras</text:p>
          </table:table-cell>
          <table:table-cell office:value-type="string">
            <text:p/>
          </table:table-cell>
          <table:table-cell office:value-type="string">
            <text:p>supplier</text:p>
          </table:table-cell>
        </table:table-row>
      </table:table>
    </office:spreadsheet>
  </office:body>
</office:document-content>
</file>

<file path=styles.xml><?xml version="1.0" encoding="utf-8"?>
<office:document-styles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fice="urn:oasis:names:tc:opendocument:xmlns:office:1.0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grddl:transformation="http://docs.oasis-open.org/office/1.2/xslt/odf2rdf.xsl">
  <office:meta>
    <meta:creation-date>2021-09-28T09:45:27.973020</meta:creation-date>
    <dc:date>2021-09-28T09:45:27.988541</dc:date>
    <meta:generator>http://pypi.python.org/pypi/ezodf/0.1.0$Python3.8.5 (default, Sep  4 2020, 07:30:14) 
[GCC 7.3.0]</meta:generator>
    <meta:document-statistic/>
    <meta:editing-cycles>1</meta:editing-cycles>
  </office:meta>
</office:document-meta>
</file>